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1pt" fo:font-weight="bold" style:font-size-asian="9.60000038146973pt" style:font-weight-asian="bold" style:font-size-complex="11pt" style:font-weight-complex="bold"/>
    </style:style>
    <style:style style:name="P6" style:family="paragraph" style:parent-style-name="Standard">
      <style:paragraph-properties fo:text-align="start" style:justify-single-word="false"/>
      <style:text-properties fo:color="#000000" style:font-name="Liberation Serif" fo:font-size="12pt" fo:background-color="#ffffff"/>
    </style:style>
    <style:style style:name="P7" style:family="paragraph" style:parent-style-name="Standard">
      <style:paragraph-properties fo:text-align="start" style:justify-single-word="false"/>
      <style:text-properties fo:color="#000000" style:font-name="Liberation Serif" fo:font-size="12pt" fo:font-weight="bold" fo:background-color="#ffffff"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9" style:family="paragraph" style:parent-style-name="Standard">
      <style:paragraph-properties style:writing-mode="lr-tb"/>
      <style:text-properties fo:color="#000000" style:font-name="Liberation Serif" fo:font-size="12pt" fo:background-color="#ffffff"/>
    </style:style>
    <style:style style:name="P10" style:family="paragraph" style:parent-style-name="Standard">
      <style:paragraph-properties style:writing-mode="lr-tb"/>
      <style:text-properties fo:color="#000000" style:font-name="Liberation Serif" fo:font-size="12pt" fo:font-weight="bold" fo:background-color="#ffffff" style:font-weight-asian="bold" style:font-weight-complex="bold"/>
    </style:style>
    <style:style style:name="P11" style:family="paragraph" style:parent-style-name="Standard">
      <style:paragraph-properties fo:text-align="start" style:justify-single-word="false"/>
      <style:text-properties fo:color="#000000" style:font-name="Liberation Serif" fo:font-size="12pt" fo:background-color="#ffffff"/>
    </style:style>
    <style:style style:name="P12" style:family="paragraph" style:parent-style-name="Standard">
      <style:paragraph-properties style:writing-mode="lr-tb"/>
      <style:text-properties fo:color="#000000" style:font-name="Liberation Serif" fo:font-size="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iet Zucker</text:p>
      <text:p text:style-name="P1">William Royle</text:p>
      <text:p text:style-name="P2"/>
      <text:p text:style-name="P1">October 5, 2014</text:p>
      <text:p text:style-name="P1"/>
      <text:p text:style-name="P3">Part E: Design Reflections</text:p>
      <text:p text:style-name="P1"/>
      <text:p text:style-name="P4">Part A:</text:p>
      <text:p text:style-name="P5"><text:s/></text:p>
      <text:p text:style-name="P8">Comment on the differences in the relationships between BulkItem and BulkContainer on one hand, and Package and ManyPackages on the other. Each takes an existing class and adds information, but does so in different ways. What do you see as the advantages and disadvantages of each? When would you use one approach or the other? </text:p>
      <text:p text:style-name="P8"/>
      <text:p text:style-name="P6"><text:tab/>BulkContainer and ManyPackages build upon BulkItem and Package, respectively. BulkContainer does so by extending the BulkItem class, while ManyPackages uses an object of class Package as a field. The advantage of BulkContainer extending BulkItem is that BulkContainer can use the methods that are associated with BulkItem, without the programmer having to re-write all of the methods specifically for BulkContainer. However, the disadvantage of this method is that every method which is present for the original class will also be present in the extended class (Although the actual functionality of the method can be overwritten). Therefore, this method is useful if you are creating a new class that is similar to an existing class, and you simply need to tack on a few additional methods or fields.</text:p>
      <text:p text:style-name="P6"><text:tab/>In contrast, ManyPackages differs because it simply holds a Package object as a field. This approach is useful because it allows you to create a new class which has methods which can differ substantially from those of the existing class. For instance, the Package class has methods which do not exist for the ManyPackages class. This would not be possible if the ManyPackages class extended the Package class. Also, by holding the Package object as a field, the ManyPackages class can access the Package methods it does need through methods in the ManyPackages class which simply call the Package object. The main disadvantage of this method is that you have to either pass in a Package object as a parameter, or build the Package object explicitly in the constructor of ManyPackages or one of the methods of ManyPackages.</text:p>
      <text:p text:style-name="P6"><text:tab/></text:p>
      <text:p text:style-name="P7">Both Cart.remove, and Cart.merge require that you determine whether the name of an item matches a desired name. There are at least four approaches to achieving this goal. You could directly access the name field of each class. (That may be difficult, given that the name field probably isn't public, and you're working in a different package.) You could write a getName method for each class (or at least each appropriate class). You could write an equals(String name) method for each appropriate class. You could write a hasName(String name) method for each appropriate class. And, if you're doing that for each class, you might even put it into Item interface. There are also probably others. What do you see as the advantages and disadvantages of each approach? </text:p>
      <text:p text:style-name="P6"/>
      <text:p text:style-name="P9"><text:tab/>The advantage of directly accessing the name parameter of the item is that the approach is conceptually easy, as we simply access the field. However, this is hard to implement due to Java package protection and the fact that we were working in multiple Packages. Finally, we might not want to make the name available outside of the package for security reasons. Thus, we did not use this method.</text:p>
      <text:p text:style-name="P9"><text:soft-page-break/><text:tab/>We decided to build a getName method for each class. In this way, we can access the name parameter in a controlled manner, <text:s/>allowing us to still access the name of each class. By giving us access to the name, we still have the ability to use the built in string.equals method. However, the disadvantage of this way of solving our problem is that we have to write a separate method for each class. We ended up implementing getName, as it is good practice to write getters. We used getName in the implementation of our remove method.</text:p>
      <text:p text:style-name="P9"><text:tab/>We decided not to use the equals method, with the equals method returning true if two names matched. This is a poor way to name a method, as we expect an equals method to check whether two objects are identical, not whether the name of two objects was identical. Use of hasName method would solve this particular problem.</text:p>
      <text:p text:style-name="P9"><text:tab/>However, we decided not to use the hasName boolean method. The advantage of the hasName boolean method is that it performs the logic of checking whether two names are identical for us. The disadvantage is that we do not have access to the actual name itself. This method would have only been useful for the remove method, and thus we chose to use the more general useName method.</text:p>
      <text:p text:style-name="P9"><text:tab/>We were able to write a very compact merge method because we figured out how to place code comparing objects within the objects themselves. We made each item implement a combine(Item other) method, which returned the current item combined with other if possible, or null if this was not possible. Through dealing with the logic pertaining to item combination in the items themselves, we were able to reduce overall code, because we did not have to use instanceof to figure out the type for multiple objects. We were also able to maximize compartmentalization and reduce complexity, as all of our combine methods were far smaller in size than the merge method would have been. Finally, when we implemented the merge method, we only had to deal with looping through the items in our shopping cart, we did not have to deal with the logic of combining objects.</text:p>
      <text:p text:style-name="P9"/>
      <text:p text:style-name="P10">Consider the differences between Package and NonFood. They appear to have the same fields. Does it make sense to make them separate classes? What other approaches could we use? Which would make most sense in terms of what we're describing? Which would make the most sense in terms of writing more maintainable code? </text:p>
      <text:p text:style-name="P9"/>
      <text:p text:style-name="P9"/>
      <text:p text:style-name="P9"><text:tab/>Package and NonFood are in separate classes because they both implementdifferent toString methods, but this could be remedied by having a boolean which determined if a package was a food item or not, and then incorporating the boolean into the toString method. They are also in separate classes because we do not merge non-food items, which could again be implemented through the boolean. <text:s/></text:p>
      <text:p text:style-name="P9"><text:tab/>It would be useful for the Package and NonFood classes to be merged into one because then you could use the merge method for NonFood items as well as Packages. It would be useful to specify that you have MultiplePackages of, for example, can openers, rather than holding them all in the cart separately. In terms of having more maintainable code, having these classes consolidated into one would be helpful because it allows for more concision and you don't need to write multiple methods which do the same thing for different classes. Code would also be more maintainable, as we would only have to work with the Package class, as opposed to both the Package and NonFood class.</text:p>
      <text:p text:style-name="P9"/>
      <text:p text:style-name="P10">You can find another design at the beginning of http://www.cs.grinnell.edu/~walker/courses/207.fa14/suppl-prob.shtml. Comment on at least five differences between that design and the Fare-Vee design given in Parts C and D. In each case, indicate which choice you think is better and why. Please make sure that one issue you address is the choice between double and int values to represent prices. </text:p>
      <text:p text:style-name="P10"/>
      <text:p text:style-name="P9"><text:soft-page-break/><text:tab/>One difference between the Walker design and our design was his specified use of the word private for certain fields. That is very useful, as it allows us to know exactly how accessible different fields and methods should be. I feel that it would have been better is we had implemented specific protection statuses for each field, as then we would know more clearly how accessible different fields and methods should be. We could have structured our implementation around this to a certain degree. For instance, if the name field for items was supposed to be publicly available across multiple packages, then we could have directly accessed the name field for each item as opposed to using the getName method.</text:p>
      <text:p text:style-name="P9"><text:tab/>The Walker design only allows the use of ounces, fluid ounces, or pounds, instead of allowing us to specify exactly what units we want to for an instance of a class. Beverages, for instance, might occasionally be listed in terms of liters. This approach is also limiting because it doesn't allow for more precise or smaller measurements, such as grams. </text:p>
      <text:p text:style-name="P9"><text:tab/>The Walker design uses Beverages, Produce, and Packages as three separate classes. <text:s/>I think it would be better if Package extended Beverages and Produce, similar to the way BulkContainer extends BulkItem in our implementation. That way, we could know the contents of a Package, as opposed to having a package with physical properties but indeterminate contents.</text:p>
      <text:p text:style-name="P9"><text:tab/>The other design uses doubles to represent prices. This is problematic because an imprecisely represented double would make it harder to accurately compare values, opening the door to a wide variety of subtle errors. Also, if you use doubles for a grocery store data system, you could end up overcharging or undercharging customers.</text:p>
      <text:p text:style-name="P9"><text:tab/>Another difference between the Rebelsky implementation and the Walker implementation is the use of dimensions for the Package class. The Walker design has a Package class with fields that represent length, width, and height. Because it would be helpful to know the size of a given BulkContainer, it would have been a good idea to add those fields to our BulkContainer class. <text:s/>Similarly, we could have added those fields to each of our Item classes. When a merge was performed, we could have combined the dimensions for the two items being merged.</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Source_20_Text" style:display-name="Source Text" style:family="text">
      <style:text-properties style:font-name="Bitstream Vera Sans Mono" style:font-name-asian="Droid Sans1" style:font-name-complex="FreeSans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oyle</meta:initial-creator>
    <meta:creation-date>2014-10-05T15:01:56</meta:creation-date>
    <meta:generator>LibreOffice/3.5$Linux_X86_64 LibreOffice_project/350m1$Build-2</meta:generator>
    <dc:date>2014-10-07T20:30:53</dc:date>
    <dc:creator>William Royle</dc:creator>
    <meta:editing-duration>PT1H45M23S</meta:editing-duration>
    <meta:editing-cycles>56</meta:editing-cycles>
    <meta:document-statistic meta:table-count="0" meta:image-count="0" meta:object-count="0" meta:page-count="3" meta:paragraph-count="25" meta:word-count="1573" meta:character-count="9369" meta:non-whitespace-character-count="7793"/>
  </office:meta>
</office:document-meta>
</file>